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7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8" style:family="paragraph" style:parent-style-name="Standard">
      <style:text-properties fo:font-weight="bold" style:font-weight-asian="bold" style:font-name-complex="Arial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2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3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26" style:family="paragraph" style:parent-style-name="Standard">
      <style:text-properties fo:color="#0000ff" style:font-name="Times New Roman" officeooo:rsid="0044f1e1" officeooo:paragraph-rsid="0044f1e1" style:font-name-complex="Arial" style:font-size-complex="12pt"/>
    </style:style>
    <style:style style:name="P27" style:family="paragraph" style:parent-style-name="Standard">
      <style:text-properties fo:color="#0000ff" style:font-name="Times New Roman" officeooo:rsid="003bd381" officeooo:paragraph-rsid="0044f1e1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1fd16"/>
    </style:style>
    <style:style style:name="T28" style:family="text">
      <style:text-properties officeooo:rsid="00431c24"/>
    </style:style>
    <style:style style:name="T29" style:family="text">
      <style:text-properties officeooo:rsid="0044f1e1"/>
    </style:style>
    <style:style style:name="T30" style:family="text">
      <style:text-properties officeooo:rsid="0046cf9a"/>
    </style:style>
    <style:style style:name="T31" style:family="text">
      <style:text-properties officeooo:rsid="00472f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8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8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8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31">3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26">Promena datuma ispitnog roka (majsko-oktobarskog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8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0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7">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podešavanje</text:span>:</text:p>
          </table:table-cell>
          <table:table-cell table:style-name="Table1.B10" table:number-columns-spanned="3" office:value-type="string">
            <text:p text:style-name="P16">- <text:span text:style-name="T24">Proveriti da li funkcionise pristup bazi podataka</text:span></text:p>
            <text:p text:style-name="P16">- <text:span text:style-name="T24">Otvoriti terminal (CTRL + ALT + T)</text:span></text:p>
            <text:p text:style-name="P16">- <text:span text:style-name="T24">Pokrenuti program sa mvn I gulp metodom</text:span></text:p>
            <text:p text:style-name="P16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9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31">3</text:span>) je deo procesa testiranja funkcionalnosti pravljenja novih ispitnih rokova web aplikacije, u skladu sa zahtevom 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pecifikacija</text:p>
            <text:p text:style-name="P22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9">Pored zeljenog ispitnog roka, pritisnuti dugme sa natpisom “Edit”</text:span></text:p>
            <text:p text:style-name="P13">- Uneti sledece vrednosti – Naziv – <text:span text:style-name="T27">majsko-oktobarski.</text:span> <text:span text:style-name="T28">P</text:span>ocet<text:span text:style-name="T28">ak</text:span> – <text:span text:style-name="T30">01</text:span>.0<text:span text:style-name="T31">5</text:span>.2017, <text:span text:style-name="T28">Kraj</text:span> – <text:span text:style-name="T31">23.06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30">Greska.</text:span> <text:span text:style-name="T30">Izmenjeni i</text:span>spitni rok se <text:span text:style-name="T30">ne </text:span>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3">Specifikacija izlaza</text:span>:</text:p>
          </table:table-cell>
          <table:table-cell table:style-name="Table1.B22" table:number-columns-spanned="3" office:value-type="string">
            <text:p text:style-name="P27">Ispis – <text:span text:style-name="T29">IspitniRok uspesno izmenjen</text:span>. Ispitni rok se nalazi na listi.</text:p>
            <text:p text:style-name="P14">SLIKA!</text:p>
          </table:table-cell>
          <table:covered-table-cell/>
          <table:covered-table-cell/>
        </table:table-row>
      </table:table>
      <text:p text:style-name="P1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34:32.225444709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2" meta:character-count="2268" meta:non-whitespace-character-count="1934"/>
  </office:meta>
</office:document-meta>
</file>